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9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ooze_s3" xlink:type="simple">https://twitter.com/ooze_s3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25:25.948000000</dc:date>
    <meta:editing-duration>P2DT21H14M49S</meta:editing-duration>
    <meta:editing-cycles>1128</meta:editing-cycles>
    <meta:document-statistic meta:table-count="4" meta:cell-count="36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